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.0783in" fo:margin-bottom="0.122in" loext:contextual-spacing="false" fo:line-height="100%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7" style:family="paragraph" style:parent-style-name="Standard">
      <style:paragraph-properties fo:margin-left="0in" fo:margin-right="0in" fo:margin-top="0.0783in" fo:margin-bottom="0.122in" loext:contextual-spacing="false" fo:line-height="100%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8" style:family="paragraph" style:parent-style-name="Standard" style:list-style-name="WWNum1">
      <style:paragraph-properties fo:margin-left="0.5in" fo:margin-right="0in" fo:margin-top="0.0783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in" fo:margin-bottom="0.122in" loext:contextual-spacing="false" fo:line-height="100%" fo:orphans="2" fo:widows="2" fo:text-indent="-0.25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2"/>
    <style:style style:name="P17" style:family="paragraph" style:parent-style-name="Heading_20_1" style:list-style-name="WWNum2">
      <style:paragraph-properties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000080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Scripting in Python 05.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Scripting in Python - Part 05 - Guide</text:span></text:p>
      <text:list xml:id="list4169992616" text:style-name="WWNum2">
        <text:list-item>
          <text:p text:style-name="P17"><text:bookmark text:name="_gjdgxs"/>What to do?</text:p>
        </text:list-item>
      </text:list>
      <text:p text:style-name="P6">In this unit, we are going to show you how to use Functions in Python.</text:p>
      <text:p text:style-name="P6">You should read “A bite of Python – Part 4” <text:s/>in order to see examples related to how to use of functions.</text:p>
      <text:list xml:id="list11047287202582" text:continue-numbering="true" text:style-name="WWNum2">
        <text:list-item>
          <text:p text:style-name="P16"><text:bookmark text:name="_2ralq97hoyy8"/>I have finished reading “A byte of Python – Part 3”. What should I do next?</text:p>
        </text:list-item>
      </text:list>
      <text:p text:style-name="Standard">We have provided several non-assessable activities. They are available in “<text:span text:style-name="T8">Scripting in Python - Part 04 - Activities 01</text:span>” file. You should try to solve them and ask doubts in forums.</text:p>
      <text:list xml:id="list11047143815687" text:continue-numbering="true" text:style-name="WWNum2">
        <text:list-item>
          <text:p text:style-name="P17"><text:bookmark text:name="_30j0zll"/>Information</text:p>
        </text:list-item>
      </text:list>
      <text:p text:style-name="P7">You can find more information and example in these links:</text:p>
      <text:list xml:id="list3506344255" text:style-name="WWNum1">
        <text:list-item>
          <text:p text:style-name="P8"><text:a xlink:type="simple" xlink:href="https://www.w3schools.com/python/python_functions.asp" text:style-name="ListLabel_20_10" text:visited-style-name="ListLabel_20_10"><text:span text:style-name="T9">https://www.w3schools.com/python/python_functions.asp</text:span></text:a></text:p>
        </text:list-item>
        <text:list-item>
          <text:p text:style-name="P9"><text:a xlink:type="simple" xlink:href="https://www.tutorialspoint.com/python3/python_functions.htm" text:style-name="ListLabel_20_10" text:visited-style-name="ListLabel_20_10"><text:span text:style-name="T9">https://www.tutorialspoint.com/python3/python_functions.htm</text:span></text:a></text:p>
        </text:list-item>
        <text:list-item>
          <text:p text:style-name="P9"><text:a xlink:type="simple" xlink:href="https://www.python-course.eu/python3_functions.php" text:style-name="ListLabel_20_10" text:visited-style-name="ListLabel_20_10"><text:span text:style-name="T9">https://www.python-course.eu/python3_functions.php</text:span></text:a></text:p>
        </text:list-item>
        <text:list-item>
          <text:p text:style-name="P10"><text:a xlink:type="simple" xlink:href="http://python-ds.com/python-3-list-methods" text:style-name="ListLabel_20_10" text:visited-style-name="ListLabel_20_10"><text:span text:style-name="T9">http://python-ds.com/python-3-list-methods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5</text:span></text:p>
      </style:header>
      <style:footer>
        <text:p text:style-name="MP4"><text:span text:style-name="MT1">CFGS DAM/DAW<text:tab/><text:tab/>Scripting in Python - Par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153" meta:character-count="1010" meta:non-whitespace-character-count="876"/>
    <meta:generator>LibreOfficeDev/6.0.5.2$Linux_X86_64 LibreOffice_project/</meta:generator>
  </office:meta>
</office:document-meta>
</file>